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0e490f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ca56a54"/>
    </style:style>
    <style:style style:name="P46" style:family="paragraph" style:parent-style-name="Standard">
      <style:text-properties officeooo:paragraph-rsid="0ca5faa5"/>
    </style:style>
    <style:style style:name="P47" style:family="paragraph" style:parent-style-name="Standard">
      <style:text-properties officeooo:paragraph-rsid="0ca6ddb9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cc50ec9"/>
    </style:style>
    <style:style style:name="P53" style:family="paragraph" style:parent-style-name="Standard">
      <style:text-properties officeooo:paragraph-rsid="0cc5fe5b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d2e61eb"/>
    </style:style>
    <style:style style:name="P58" style:family="paragraph" style:parent-style-name="Standard">
      <style:text-properties officeooo:paragraph-rsid="0d804757"/>
    </style:style>
    <style:style style:name="P59" style:family="paragraph" style:parent-style-name="Standard">
      <style:text-properties officeooo:paragraph-rsid="0d1be4a7"/>
    </style:style>
    <style:style style:name="P60" style:family="paragraph" style:parent-style-name="Standard">
      <style:text-properties officeooo:paragraph-rsid="0daa4aef"/>
    </style:style>
    <style:style style:name="P61" style:family="paragraph" style:parent-style-name="Standard">
      <style:text-properties officeooo:paragraph-rsid="0daef67d"/>
    </style:style>
    <style:style style:name="P62" style:family="paragraph" style:parent-style-name="Standard">
      <style:text-properties officeooo:paragraph-rsid="0db0d4d1"/>
    </style:style>
    <style:style style:name="P63" style:family="paragraph" style:parent-style-name="Standard">
      <style:text-properties officeooo:paragraph-rsid="0dce9327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ddfbc49"/>
    </style:style>
    <style:style style:name="P66" style:family="paragraph" style:parent-style-name="Standard">
      <style:text-properties officeooo:paragraph-rsid="0deb3f7d"/>
    </style:style>
    <style:style style:name="P67" style:family="paragraph" style:parent-style-name="Footnote">
      <style:text-properties officeooo:rsid="043ccc66" officeooo:paragraph-rsid="0dca2508"/>
    </style:style>
    <style:style style:name="P68" style:family="paragraph" style:parent-style-name="Footnote">
      <style:text-properties officeooo:rsid="043ccc66" officeooo:paragraph-rsid="0e5afad8"/>
    </style:style>
    <style:style style:name="P69" style:family="paragraph" style:parent-style-name="Standard">
      <style:text-properties officeooo:paragraph-rsid="0e0f3ce4"/>
    </style:style>
    <style:style style:name="P70" style:family="paragraph" style:parent-style-name="Standard">
      <style:text-properties officeooo:paragraph-rsid="0e153b91"/>
    </style:style>
    <style:style style:name="P71" style:family="paragraph" style:parent-style-name="Standard">
      <style:text-properties officeooo:paragraph-rsid="0e26e14b"/>
    </style:style>
    <style:style style:name="P72" style:family="paragraph" style:parent-style-name="Standard">
      <style:text-properties officeooo:paragraph-rsid="0e5c6890"/>
    </style:style>
    <style:style style:name="P73" style:family="paragraph" style:parent-style-name="Footnote">
      <style:text-properties officeooo:paragraph-rsid="0e72255e"/>
    </style:style>
    <style:style style:name="P74" style:family="paragraph" style:parent-style-name="Footnote">
      <style:text-properties officeooo:paragraph-rsid="0e81bf91"/>
    </style:style>
    <style:style style:name="P75" style:family="paragraph" style:parent-style-name="Standard">
      <style:text-properties officeooo:paragraph-rsid="0e8858a9"/>
    </style:style>
    <style:style style:name="P76" style:family="paragraph" style:parent-style-name="Footnote">
      <style:text-properties officeooo:paragraph-rsid="0e9381e6"/>
    </style:style>
    <style:style style:name="P77" style:family="paragraph" style:parent-style-name="Footnote">
      <style:text-properties officeooo:paragraph-rsid="0ea78533"/>
    </style:style>
    <style:style style:name="P78" style:family="paragraph" style:parent-style-name="Standard">
      <style:text-properties officeooo:paragraph-rsid="0ea9445c"/>
    </style:style>
    <style:style style:name="P79" style:family="paragraph" style:parent-style-name="Footnote">
      <style:text-properties officeooo:paragraph-rsid="0ead3525"/>
    </style:style>
    <style:style style:name="P80" style:family="paragraph" style:parent-style-name="Standard">
      <style:text-properties officeooo:paragraph-rsid="0dbf3336"/>
    </style:style>
    <style:style style:name="P81" style:family="paragraph" style:parent-style-name="Standard">
      <style:text-properties officeooo:paragraph-rsid="0eb4913f"/>
    </style:style>
    <style:style style:name="P82" style:family="paragraph" style:parent-style-name="Footnote">
      <style:text-properties officeooo:paragraph-rsid="0ef98af7"/>
    </style:style>
    <style:style style:name="P83" style:family="paragraph" style:parent-style-name="Footnote">
      <style:text-properties officeooo:paragraph-rsid="0f01ec83"/>
    </style:style>
    <style:style style:name="P84" style:family="paragraph" style:parent-style-name="Footnote">
      <style:text-properties officeooo:paragraph-rsid="0f05db4d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a8a6b"/>
    </style:style>
    <style:style style:name="T23" style:family="text">
      <style:text-properties style:font-name="Liberation Sans" officeooo:rsid="0f1aa027"/>
    </style:style>
    <style:style style:name="T24" style:family="text">
      <style:text-properties style:font-name="Ubuntu1" fo:font-size="11pt" style:font-size-asian="11pt" style:font-size-complex="11pt"/>
    </style:style>
    <style:style style:name="T25" style:family="text">
      <style:text-properties style:font-name="Ubuntu1" fo:font-size="10pt" style:font-size-asian="10pt" style:font-size-complex="10pt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officeooo:rsid="02f99a6c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text-underline-style="none"/>
    </style:style>
    <style:style style:name="T222" style:family="text">
      <style:text-properties fo:color="#000000" loext:opacity="100%" style:text-line-through-style="none" style:text-line-through-type="none" style:text-underline-style="none" officeooo:rsid="0aabd8f8"/>
    </style:style>
    <style:style style:name="T223" style:family="text">
      <style:text-properties fo:color="#000000" loext:opacity="100%" style:text-line-through-style="none" style:text-line-through-type="none" style:text-underline-style="none" officeooo:rsid="0ee1abbb"/>
    </style:style>
    <style:style style:name="T224" style:family="text">
      <style:text-properties fo:color="#000000" loext:opacity="100%" style:text-line-through-style="none" style:text-line-through-type="none" style:text-underline-style="none" officeooo:rsid="0ee5411e"/>
    </style:style>
    <style:style style:name="T22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4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4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color="#000000" loext:opacity="100%" officeooo:rsid="004804ae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1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2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1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1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15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1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officeooo:rsid="047da547"/>
    </style:style>
    <style:style style:name="T33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35" style:family="text">
      <style:text-properties style:use-window-font-color="true" loext:opacity="0%" style:font-name="Liberation Sans" fo:font-size="12pt" fo:language="nl" fo:country="NL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officeooo:rsid="0f19254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1" style:family="text">
      <style:text-properties style:use-window-font-color="true" loext:opacity="0%" style:font-name="Liberation Sans" fo:font-size="12pt" style:font-size-asian="12pt" style:font-size-complex="12pt"/>
    </style:style>
    <style:style style:name="T352" style:family="text">
      <style:text-properties style:use-window-font-color="true" loext:opacity="0%" style:font-name="Liberation Sans" officeooo:rsid="0efd8e5c"/>
    </style:style>
    <style:style style:name="T353" style:family="text">
      <style:text-properties officeooo:rsid="04473353"/>
    </style:style>
    <style:style style:name="T35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7" style:family="text">
      <style:text-properties officeooo:rsid="0aace3cd"/>
    </style:style>
    <style:style style:name="T358" style:family="text">
      <style:text-properties fo:font-size="8pt" style:font-size-asian="8pt" style:font-size-complex="8pt" loext:padding="0.049cm" loext:border="0.31pt solid #000000"/>
    </style:style>
    <style:style style:name="T359" style:family="text">
      <style:text-properties officeooo:rsid="01657261" style:font-size-complex="12pt"/>
    </style:style>
    <style:style style:name="T360" style:family="text">
      <style:text-properties officeooo:rsid="0e5635a7"/>
    </style:style>
    <style:style style:name="T361" style:family="text">
      <style:text-properties officeooo:rsid="0e56c5f4"/>
    </style:style>
    <style:style style:name="T362" style:family="text">
      <style:text-properties officeooo:rsid="0e80285f"/>
    </style:style>
    <style:style style:name="T363" style:family="text">
      <style:text-properties officeooo:rsid="0e838e2a"/>
    </style:style>
    <style:style style:name="T364" style:family="text">
      <style:text-properties officeooo:rsid="0e83c34e"/>
    </style:style>
    <style:style style:name="T36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9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2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3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7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8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fo:color="#808080" loext:opacity="100%" style:font-name="Liberation Sans" fo:font-size="12pt" style:font-size-asian="12pt" style:font-size-complex="12pt"/>
    </style:style>
    <style:style style:name="T38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3" style:family="text">
      <style:text-properties officeooo:rsid="0ee1abbb"/>
    </style:style>
    <style:style style:name="T3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8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87" style:family="text">
      <style:text-properties officeooo:rsid="0f0ca65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5"><text:span text:style-name="Strong_20_Emphasis"><text:span text:style-name="T247">C</text:span></text:span><text:span text:style-name="Strong_20_Emphasis"><text:span text:style-name="T246">hecklist voor </text:span></text:span><text:span text:style-name="Strong_20_Emphasis"><text:span text:style-name="T248">de installatie</text:span></text:span><text:span text:style-name="Strong_20_Emphasis"><text:span text:style-name="T246"> van </text:span></text:span><text:span text:style-name="Strong_20_Emphasis"><text:span text:style-name="T246"><text:user-field-get text:name="Distro">Ubuntu</text:user-field-get></text:span></text:span><text:span text:style-name="Strong_20_Emphasis"><text:span text:style-name="T246"><text:s/></text:span></text:span><text:span text:style-name="Strong_20_Emphasis"><text:span text:style-name="T254"><text:user-field-get text:name="Version">22.04</text:user-field-get></text:span></text:span><text:span text:style-name="Strong_20_Emphasis"><text:span text:style-name="T250"><text:s/></text:span></text:span><text:span text:style-name="Strong_20_Emphasis"><text:span text:style-name="T251">LTS</text:span></text:span><text:span text:style-name="Strong_20_Emphasis"><text:span text:style-name="T251"><text:note text:id="ftn1" text:note-class="footnote"><text:note-citation>1</text:note-citation><text:note-body><text:p text:style-name="P84"><text:span text:style-name="T275">LTS</text:span><text:span text:style-name="T283"> </text:span><text:span text:style-name="T284">staat voor</text:span><text:span text:style-name="T282"> </text:span><text:span text:style-name="T275">Long-Term Support, langetermijnondersteuning, </text:span><text:span text:style-name="T285">en </text:span><text:span text:style-name="T286">d</text:span><text:span text:style-name="T285">eze </text:span><text:span text:style-name="Strong_20_Emphasis"><text:span text:style-name="T291"><text:user-field-get text:name="Distro">Ubuntu</text:user-field-get></text:span></text:span><text:span text:style-name="T285"><text:s/></text:span><text:span text:style-name="T292"><text:user-field-get text:name="Version">22.04</text:user-field-get></text:span><text:span text:style-name="T292"><text:s/></text:span><text:span text:style-name="T285">LTS </text:span><text:span text:style-name="T287">(codenaam </text:span><text:span text:style-name="T290">J</text:span><text:span text:style-name="T384">ammy Jellyfish</text:span><text:span text:style-name="T287">) </text:span><text:span text:style-name="T284">van</text:span><text:span text:style-name="T281"> </text:span><text:span text:style-name="T279">april</text:span><text:span text:style-name="T277"> </text:span><text:span text:style-name="Strong_20_Emphasis"><text:span text:style-name="T170"><text:user-field-get style:data-style-name="N0" text:name="Releaseyear">2022</text:user-field-get></text:span></text:span><text:span text:style-name="T279"><text:s/></text:span><text:span text:style-name="T275">wordt </text:span><text:span text:style-name="T276">vijf</text:span><text:span text:style-name="T275"> jaar onder</text:span><text:span text:style-name="T281">houden</text:span><text:span text:style-name="T280"> </text:span><text:span text:style-name="T275">tot </text:span><text:span text:style-name="T279">april</text:span><text:span text:style-name="T274"> </text:span><text:span text:style-name="T275">202</text:span><text:span text:style-name="T279">7</text:span><text:span text:style-name="T278">.</text:span></text:p></text:note-body></text:note></text:span></text:span><text:span text:style-name="Strong_20_Emphasis"><text:span text:style-name="T252"> </text:span></text:span><text:span text:style-name="Strong_20_Emphasis"><text:span text:style-name="T253"><text:user-field-get text:name="Edition">desktop</text:user-field-get></text:span></text:span><text:span text:style-name="Strong_20_Emphasis"><text:span text:style-name="T249">.</text:span></text:span></text:p>
      <text:p text:style-name="P10"/>
      <text:p text:style-name="P70"><text:span text:style-name="T42">Kijk op</text:span><text:span text:style-name="T246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46"> </text:span><text:span text:style-name="T327">voor</text:span><text:span text:style-name="T328"> </text:span><text:span text:style-name="T329">deze en andere </text:span><text:span text:style-name="T330">Linux documenten</text:span><text:span text:style-name="T72">, scripts, </text:span><text:span text:style-name="T73">en informatie</text:span><text:span text:style-name="T72">.</text:span></text:p>
      <text:p text:style-name="P11"/>
      <text:p text:style-name="P40"><text:span text:style-name="T36">D</text:span><text:span text:style-name="T35">it is een invulbare PD</text:span><text:span text:style-name="T37">F</text:span><text:span text:style-name="T35"> met tekst- en keuzevakken; </text:span><text:span text:style-name="T38">a</text:span><text:span text:style-name="T35">fdrukken is niet noodzakelijk.</text:span></text:p>
      <text:p text:style-name="P12"/>
      <text:p text:style-name="P89"><text:span text:style-name="T23">Zet</text:span><text:span text:style-name="T21"> achter</text:span><text:span text:style-name="T16"> de </text:span><text:span text:style-name="Definition"><text:span text:style-name="T387">ONDERSTREEPTE</text:span></text:span><text:span text:style-name="T1"> </text:span><text:span text:style-name="T17">woorden</text:span><text:span text:style-name="T16"> de waarden in het</text:span><text:span text:style-name="Strong_20_Emphasis"><text:span text:style-name="T309"> </text:span></text:span><text:span text:style-name="Strong_20_Emphasis"><text:span text:style-name="T310">tekstvak</text:span></text:span><text:span text:style-name="T17">, </text:span><text:span text:style-name="T331">zie </text:span><text:span text:style-name="T352">[</text:span><text:span text:style-name="T331">toelichting</text:span><text:span text:style-name="T352">]</text:span><text:span text:style-name="T17">:</text:span></text:p>
      <text:p text:style-name="P2"><text:span text:style-name="Definition"><text:span text:style-name="T27">GEBRUIKER</text:span></text:span><text:span text:style-name="T337"><text:tab/><text:tab/></text:span><text:span text:style-name="T351"> <text:tab/><text:tab/></text:span><text:span text:style-name="T338"><draw:control text:anchor-type="as-char" svg:y="-0.429cm" draw:z-index="8" draw:name="Gebruiker" draw:style-name="gr2" draw:text-style-name="P92" svg:width="6.002cm" svg:height="0.6cm" draw:control="control9"><svg:title>Gebruiker</svg:title><svg:desc>Volledige naam, bijv. Jan Stek</svg:desc></draw:control></text:span><text:span text:style-name="T338"><text:tab/></text:span><text:span text:style-name="T339">[</text:span><text:span text:style-name="T333">volledige naam, bijv. </text:span><text:span text:style-name="T334">J</text:span><text:span text:style-name="T349">a</text:span><text:span text:style-name="T334">n </text:span><text:span text:style-name="T349">Jansen</text:span><text:span text:style-name="T350">]</text:span></text:p>
      <text:p text:style-name="Standard"><text:span text:style-name="Definition"><text:span text:style-name="T335">GEBRU</text:span></text:span><text:span text:style-name="Definition"><text:span text:style-name="T336">i</text:span></text:span><text:span text:style-name="Definition"><text:span text:style-name="T335">KERSNAAM</text:span></text:span><text:span text:style-name="T332"><text:tab/></text:span><text:span text:style-name="T332"><draw:control text:anchor-type="as-char" svg:y="-0.469cm" draw:z-index="9" draw:name="Gberuikersnaam" draw:style-name="gr2" draw:text-style-name="P92" svg:width="6.002cm" svg:height="0.6cm" draw:control="control10"><svg:title>Gebruikersnaam</svg:title><svg:desc>Korte naam, bijv. jan</svg:desc></draw:control></text:span><text:span text:style-name="T332"><text:tab/></text:span><text:span text:style-name="T9">[</text:span><text:span text:style-name="T8">korte naam, bijv. </text:span><text:span text:style-name="T258">j</text:span><text:span text:style-name="T259">an</text:span><text:span text:style-name="T260">]</text:span></text:p>
      <text:p text:style-name="P1"><text:span text:style-name="Definition">COMPUTERNAAM</text:span><text:span text:style-name="T340"><text:tab/><text:tab/></text:span><draw:control text:anchor-type="as-char" svg:y="-0.429cm" draw:z-index="10" draw:name="Computernaam" draw:style-name="gr2" draw:text-style-name="P92" svg:width="6.002cm" svg:height="0.6cm" draw:control="control11"><svg:title>Computernaam</svg:title><svg:desc>Unieke naam van de computer</svg:desc></draw:control><text:tab/><text:span text:style-name="T346">[</text:span><text:span text:style-name="T342">naam van de compute</text:span><text:span text:style-name="T343">r, </text:span><text:span text:style-name="T344">bijv. </text:span><text:span text:style-name="T345">pc02</text:span><text:span text:style-name="T346">]</text:span></text:p>
      <text:p text:style-name="P1"><text:span text:style-name="Definition">OPSTARTMEnU</text:span><text:span text:style-name="T338"><text:tab/><text:tab/><text:tab/></text:span><text:span text:style-name="T338"><draw:control text:anchor-type="as-char" svg:y="-0.429cm" draw:z-index="11" draw:name="Opstartmenu" draw:style-name="gr2" draw:text-style-name="P92" svg:width="6.002cm" svg:height="0.6cm" draw:control="control12"><svg:title>Opstartmenu</svg:title><svg:desc>Toets voor het opstartmenu ("bootmenu")</svg:desc></draw:control></text:span><text:span text:style-name="T338"><text:tab/></text:span><text:span text:style-name="T346">[</text:span><text:span text:style-name="T342">to</text:span><text:span text:style-name="T347">ets voor het opstartmedium</text:span><text:span text:style-name="T348">]</text:span></text:p>
      <text:p text:style-name="P6"><text:span text:style-name="Definition"><text:span text:style-name="T341">INSTELLINGE</text:span></text:span><text:span text:style-name="Definition">N</text:span><text:span text:style-name="T341"> <text:tab/><text:tab/><text:tab/></text:span><text:span text:style-name="T341"><draw:control text:anchor-type="as-char" svg:y="-0.429cm" draw:z-index="7" draw:name="Instellingen" draw:style-name="gr2" draw:text-style-name="P92" svg:width="6.002cm" svg:height="0.6cm" draw:control="control8"><svg:title>Instellingen</svg:title><svg:desc>Toets voor het BIOS/UEFI-scherm ("setup")</svg:desc></draw:control></text:span><text:span text:style-name="T341"><text:tab/></text:span><text:span text:style-name="T346">[</text:span><text:span text:style-name="T342">toets voor het UEFI-BIOS-scherm</text:span><text:span text:style-name="T346">]</text:span></text:p>
      <text:p text:style-name="P3"><text:span text:style-name="Definition"><text:span text:style-name="T373">GEBRUIKER2</text:span></text:span><text:span text:style-name="T378"><text:tab/></text:span><text:span text:style-name="T380"> <text:tab/><text:tab/></text:span><text:span text:style-name="T365"><draw:control text:anchor-type="as-char" svg:y="-0.429cm" draw:z-index="16" draw:name="Gebruiker 1" draw:style-name="gr2" draw:text-style-name="P92" svg:width="6.002cm" svg:height="0.6cm" draw:control="control17"><svg:title>Gebruiker</svg:title><svg:desc>Volledige naam, bijv. Jan Stek</svg:desc></draw:control></text:span><text:span text:style-name="T365"><text:tab/></text:span><text:span text:style-name="T366">[</text:span><text:span text:style-name="T367">volledige naam </text:span><text:span text:style-name="T368">evt. 2</text:span><text:span text:style-name="T381">e</text:span><text:span text:style-name="T368"> gebruiker</text:span><text:span text:style-name="T369">]</text:span></text:p>
      <text:p text:style-name="P71"><text:span text:style-name="Definition"><text:span text:style-name="T373">GEBRUIKERSN</text:span></text:span><text:span text:style-name="Definition"><text:span text:style-name="T374">aa</text:span></text:span><text:span text:style-name="Definition"><text:span text:style-name="T373">M2</text:span></text:span><text:span text:style-name="Definition"><text:span text:style-name="T379"><text:tab/></text:span></text:span><text:span text:style-name="T370"><draw:control text:anchor-type="as-char" svg:y="-0.429cm" draw:z-index="17" draw:name="Gberuikersnaam 1" draw:style-name="gr2" draw:text-style-name="P92" svg:width="6.002cm" svg:height="0.6cm" draw:control="control18"><svg:title>Gebruikersnaam</svg:title><svg:desc>Korte naam, bijv. jan</svg:desc></draw:control></text:span><text:span text:style-name="T370"><text:tab/></text:span><text:span text:style-name="T372">[</text:span><text:span text:style-name="T371">korte naam</text:span><text:span text:style-name="T375"> </text:span><text:span text:style-name="T376">evt. 2</text:span><text:span text:style-name="T382">e</text:span><text:span text:style-name="T376"> gebruiker</text:span><text:span text:style-name="T377">]</text:span></text:p>
      <text:p text:style-name="P7"><text:span text:style-name="T261">Vervang </text:span><text:span text:style-name="Definition"><text:span text:style-name="T29">ONDERSTREEPTE</text:span></text:span><text:span text:style-name="T261"> </text:span><text:span text:style-name="T262">woorden </text:span><text:span text:style-name="T261">in deze checklist door </text:span><text:span text:style-name="T262">boven</text:span><text:span text:style-name="T261">staande waarden.</text:span></text:p>
      <text:p text:style-name="P5"/>
      <text:p text:style-name="P5"/>
      <text:p text:style-name="P4"><text:span text:style-name="T270">Nog niet op Linux?</text:span><text:span text:style-name="T263"><text:tab/></text:span><text:span text:style-name="T267"><text:tab/></text:span><text:span text:style-name="T268">G</text:span><text:span text:style-name="T264">ebruik </text:span><text:span text:style-name="Strong_20_Emphasis"><text:span text:style-name="T271">Checklist migratie</text:span></text:span><text:span text:style-name="T264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5"> onder </text:span><text:span text:style-name="T269">Linux</text:span><text:span text:style-name="T266">.</text:span></text:p>
      <text:p text:style-name="P41"><text:span text:style-name="T234">Nieuwe installatie?</text:span><text:span text:style-name="T229"><text:tab/></text:span><text:span text:style-name="T231"></text:span><text:span text:style-name="T233"><text:tab/></text:span><text:span text:style-name="T232">B</text:span><text:span text:style-name="T229">egin bij hoofdstuk </text:span><text:span text:style-name="T234"><text:bookmark-ref text:reference-format="page" text:ref-name="__RefNumPara__4009_1271708128">2</text:bookmark-ref></text:span><text:span text:style-name="T229"><text:s text:c="2"/></text:span><text:span text:style-name="T235"><text:bookmark-ref text:reference-format="text" text:ref-name="__RefNumPara__4009_1271708128">Installatie uitvoeren</text:bookmark-ref></text:span><text:span text:style-name="T230">.</text:span></text:p>
      <text:p text:style-name="P25"/>
      <text:p text:style-name="P25"/>
      <text:list xml:id="list303175605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5"><text:span text:style-name="Strong_20_Emphasis"><text:span text:style-name="T77"><text:s/></text:span></text:span><text:span text:style-name="Strong_20_Emphasis"><text:span text:style-name="T120"><draw:control text:anchor-type="as-char" draw:z-index="14" draw:name="Vorm3_0" draw:style-name="gr1" draw:text-style-name="P9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77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7"><text:span text:style-name="User_20_Entry"><text:span text:style-name="T169">E</text:span></text:span><text:span text:style-name="User_20_Entry"><text:span text:style-name="T214">v</text:span></text:span><text:span text:style-name="User_20_Entry"><text:span text:style-name="T215">en</text:span></text:span><text:span text:style-name="User_20_Entry"><text:span text:style-name="T217">t</text:span></text:span><text:span text:style-name="User_20_Entry"><text:span text:style-name="T218">uele </text:span></text:span><text:span text:style-name="User_20_Entry"><text:span text:style-name="T219">extra </text:span></text:span><text:span text:style-name="Definition"><text:span text:style-name="T385">gebruiker</text:span></text:span><text:span text:style-name="User_20_Entry"><text:span text:style-name="T203">s</text:span></text:span><text:span text:style-name="User_20_Entry"><text:span text:style-name="T219"> aanmelden </text:span></text:span><text:span text:style-name="User_20_Entry"><text:span text:style-name="T220">en dezelfde stappen uitvoeren</text:span></text:span><text:span text:style-name="User_20_Entry"><text:span text:style-name="T216">.</text:span></text:span></text:p></text:note-body></text:note>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2"><text:span text:style-name="Strong_20_Emphasis"><text:span text:style-name="T79"><text:s/></text:span></text:span><text:span text:style-name="Strong_20_Emphasis"><text:span text:style-name="T121"><draw:control text:anchor-type="as-char" draw:z-index="0" draw:name="Vorm4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9">Installeer </text:span></text:span><text:span text:style-name="Strong_20_Emphasis"><text:span text:style-name="T118">pakket kz</text:span></text:span><text:span text:style-name="Strong_20_Emphasis"><text:span text:style-name="T118"><text:note text:id="ftn3" text:note-class="footnote"><text:note-citation>3</text:note-citation><text:note-body><text:p text:style-name="P79"><text:span text:style-name="T363">Debian-</text:span><text:span text:style-name="T364">p</text:span>akket kz plaatst documenten en scripts van Karel Zimmer <text:span text:style-name="T362">(zie </text:span><text:a xlink:type="simple" xlink:href="https://karelzimmer.nl/" text:style-name="Internet_20_link" text:visited-style-name="Visited_20_Internet_20_Link"><text:span text:style-name="Strong_20_Emphasis"><text:span text:style-name="T354">karelzimmer.nl</text:span></text:span></text:a><text:span text:style-name="Strong_20_Emphasis"><text:span text:style-name="T32">) </text:span></text:span>voor het installeren en beheren van Debian en op Debian gebaseerd systeem zoals Ubuntu.</text:p></text:note-body></text:note></text:span></text:span><text:span text:style-name="Strong_20_Emphasis"><text:span text:style-name="T118"> </text:span></text:span><text:span text:style-name="Strong_20_Emphasis"><text:span text:style-name="T80">via </text:span></text:span><text:span text:style-name="Strong_20_Emphasis"><text:span text:style-name="T88">een </text:span></text:span><text:span text:style-name="Strong_20_Emphasis"><text:span text:style-name="T94">druk op de </text:span></text:span><text:span text:style-name="Strong_20_Emphasis"><text:span text:style-name="T91">Super</text:span></text:span><text:span text:style-name="Strong_20_Emphasis"><text:span text:style-name="T94">-toets</text:span></text:span><text:span text:style-name="Strong_20_Emphasis"><text:span text:style-name="T40"><text:note text:id="ftn4" text:note-class="footnote"><text:note-citation>4</text:note-citation><text:note-body><text:p text:style-name="P83"><text:span text:style-name="T228">D</text:span>e <text:span text:style-name="T358">Super</text:span>-toets <text:span text:style-name="T288">is de Windows-toets, Command-toets </text:span><text:span text:style-name="T289">(Apple)</text:span><text:span text:style-name="T288">, of Vergrootglas-toets </text:span><text:span text:style-name="T289">(Chromebook)</text:span><text:span text:style-name="T288">.</text:span></text:p></text:note-body></text:note></text:span></text:span><text:span text:style-name="Strong_20_Emphasis"><text:span text:style-name="T88">, </text:span></text:span><text:span text:style-name="Strong_20_Emphasis"><text:span text:style-name="T101">t</text:span></text:span><text:span text:style-name="Strong_20_Emphasis"><text:span text:style-name="T93">yp </text:span></text:span><text:span text:style-name="Strong_20_Emphasis"><text:span text:style-name="T142">ter</text:span></text:span><text:span text:style-name="Strong_20_Emphasis"><text:span text:style-name="T143">m</text:span></text:span><text:span text:style-name="Strong_20_Emphasis"><text:span text:style-name="T82"> </text:span></text:span><text:span text:style-name="Strong_20_Emphasis"><text:span text:style-name="T102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 </text:span></text:span><text:span text:style-name="Strong_20_Emphasis"><text:span text:style-name="T144">Terminalvenster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79"/></text:span></text:p>
          </table:table-cell>
          <table:table-cell table:style-name="_31_._5f_Installatie_5f_voorbereiden.A1" office:value-type="string">
            <text:p text:style-name="P54"><text:span text:style-name="T3">Typ</text:span><text:span text:style-name="Strong_20_Emphasis"><text:span text:style-name="T83">, of </text:span></text:span><text:span text:style-name="Strong_20_Emphasis"><text:span text:style-name="T82">kopieer en plak, de</text:span></text:span><text:span text:style-name="Strong_20_Emphasis"><text:span text:style-name="T84">z</text:span></text:span><text:span text:style-name="Strong_20_Emphasis"><text:span text:style-name="T82">e </text:span></text:span><text:span text:style-name="Strong_20_Emphasis"><text:span text:style-name="T85">twee </text:span></text:span><text:span text:style-name="Strong_20_Emphasis"><text:span text:style-name="T82">opdrachten, ieder gevolgd door de </text:span></text:span><text:span text:style-name="Strong_20_Emphasis"><text:span text:style-name="T81">Enter</text:span></text:span><text:span text:style-name="Strong_20_Emphasis"><text:span text:style-name="T80">-toets:<text:line-break/></text:span></text:span><text:span text:style-name="User_20_Entry"><text:span text:style-name="T33"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64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2"><text:span text:style-name="Strong_20_Emphasis"><text:span text:style-name="T79"><text:s/></text:span></text:span><text:span text:style-name="Strong_20_Emphasis"><text:span text:style-name="Strong_20_Emphasis"><text:span text:style-name="T121"><draw:control text:anchor-type="as-char" draw:z-index="1" draw:name="Vorm6" draw:style-name="gr1" draw:text-style-name="P91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88">Bereid de installatie voor </text:span></text:span><text:span text:style-name="Strong_20_Emphasis"><text:span text:style-name="T80">via </text:span></text:span><text:span text:style-name="Strong_20_Emphasis"><text:span text:style-name="T88">een </text:span></text:span><text:span text:style-name="Strong_20_Emphasis"><text:span text:style-name="T89">druk </text:span></text:span><text:span text:style-name="Strong_20_Emphasis"><text:span text:style-name="T90">op de </text:span></text:span><text:span text:style-name="Strong_20_Emphasis"><text:span text:style-name="T91">Super</text:span></text:span><text:span text:style-name="Strong_20_Emphasis"><text:span text:style-name="T90">-toets</text:span></text:span><text:span text:style-name="Strong_20_Emphasis"><text:span text:style-name="T41"><text:note-ref text:note-class="footnote" text:reference-format="text" text:ref-name="ftn4">4</text:note-ref></text:span></text:span><text:span text:style-name="Strong_20_Emphasis"><text:span text:style-name="T88">, </text:span></text:span><text:span text:style-name="Strong_20_Emphasis"><text:span text:style-name="T92">t</text:span></text:span><text:span text:style-name="Strong_20_Emphasis"><text:span text:style-name="T93">yp </text:span></text:span><text:span text:style-name="Strong_20_Emphasis"><text:span text:style-name="T138">men</text:span></text:span><text:span text:style-name="Strong_20_Emphasis"><text:span text:style-name="T139">u</text:span></text:span><text:span text:style-name="Strong_20_Emphasis"><text:span text:style-name="T94"> </text:span></text:span><text:span text:style-name="Strong_20_Emphasis"><text:span text:style-name="T95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</text:span></text:span><text:span text:style-name="Strong_20_Emphasis"><text:span text:style-name="T122">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90">.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79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97">K</text:span></text:span><text:span text:style-name="Strong_20_Emphasis"><text:span text:style-name="T98">ie</text:span></text:span><text:span text:style-name="Strong_20_Emphasis"><text:span text:style-name="T99">s</text:span></text:span><text:span text:style-name="Strong_20_Emphasis"><text:span text:style-name="T87"> </text:span></text:span><text:span text:style-name="Strong_20_Emphasis"><text:span text:style-name="T158">1</text:span></text:span><text:span text:style-name="Strong_20_Emphasis"><text:span text:style-name="T159"> </text:span></text:span><text:span text:style-name="Strong_20_Emphasis"><text:span text:style-name="T160">In</text:span></text:span><text:span text:style-name="Strong_20_Emphasis"><text:span text:style-name="T147">stallatie voorbereiden</text:span></text:span><text:span text:style-name="Strong_20_Emphasis"><text:span text:style-name="T100"> </text:span></text:span><text:span text:style-name="Strong_20_Emphasis"><text:span text:style-name="T86">en volg </text:span></text:span><text:span text:style-name="Strong_20_Emphasis"><text:span text:style-name="T87">de aanwijzingen op het scherm.</text:span></text:span></text:p>
          </table:table-cell>
        </table:table-row>
      </table:table>
      <text:p text:style-name="P14"/>
      <text:list xml:id="list152908432790747" text:continue-numbering="true" text:style-name="L1">
        <text:list-item>
          <text:p text:style-name="P88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2"><text:span text:style-name="Strong_20_Emphasis"><text:span text:style-name="T79"><text:s/></text:span></text:span><text:span text:style-name="Strong_20_Emphasis"><text:span text:style-name="T121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9"><text:span text:style-name="T31">Start de computer op vanaf </text:span><text:span text:style-name="T293">een </text:span><text:span text:style-name="Strong_20_Emphasis"><text:span text:style-name="T256"><text:user-field-get text:name="Distro">Ubuntu</text:user-field-get></text:span></text:span><text:span text:style-name="T244"><text:s/></text:span><text:span text:style-name="T241"><text:user-field-get text:name="Version">22.04</text:user-field-get></text:span><text:span text:style-name="T221"><text:s/>Live</text:span><text:span text:style-name="T221"><text:note text:id="ftn5" text:note-class="footnote"><text:note-citation>1</text:note-citation><text:note-body><text:p text:style-name="P82"><text:span text:style-name="T353">Vanaf ee</text:span>n Live <text:span text:style-name="T383">usb</text:span><text:span text:style-name="T357">-stick </text:span><text:span text:style-name="T360">(</text:span><text:span text:style-name="T357">of </text:span><text:span text:style-name="T361">dvd</text:span><text:span text:style-name="T360">)</text:span><text:span text:style-name="T25"> </text:span>kunt <text:span text:style-name="T353">u opstarten en</text:span> <text:span text:style-name="T18">met </text:span><text:span text:style-name="Strong_20_Emphasis"><text:span text:style-name="T291"><text:user-field-get text:name="Distro">Ubuntu</text:user-field-get></text:span></text:span><text:span text:style-name="Strong_20_Emphasis"><text:span text:style-name="T291"><text:s/></text:span></text:span>werken zonder deze te installeren.</text:p></text:note-body></text:note></text:span><text:span text:style-name="T221"> </text:span><text:span text:style-name="T223">usb</text:span><text:span text:style-name="T222">-stick</text:span><text:span text:style-name="T222"><text:note text:id="ftn6" text:note-class="footnote"><text:note-citation>2</text:note-citation><text:note-body><text:p text:style-name="P77"><text:span text:style-name="Strong_20_Emphasis"><text:span text:style-name="T171">Download </text:span></text:span><text:span text:style-name="Strong_20_Emphasis"><text:span text:style-name="T172">een </text:span></text:span><text:span text:style-name="Strong_20_Emphasis"><text:span text:style-name="T173">cd</text:span></text:span><text:span text:style-name="Strong_20_Emphasis"><text:span text:style-name="T199">-beeldbestand</text:span></text:span><text:span text:style-name="Strong_20_Emphasis"><text:span text:style-name="T174"> </text:span></text:span><text:span text:style-name="Strong_20_Emphasis"><text:span text:style-name="T175">(.iso) </text:span></text:span><text:span text:style-name="Strong_20_Emphasis"><text:span text:style-name="T174">vanaf </text:span></text:span><text:a xlink:type="simple" xlink:href="https://nl.releases.ubuntu.com/" text:style-name="Internet_20_link" text:visited-style-name="Visited_20_Internet_20_Link"><text:span text:style-name="Strong_20_Emphasis"><text:span text:style-name="T355">nl.releases.ubuntu.com</text:span></text:span></text:a><text:span text:style-name="Strong_20_Emphasis"><text:span text:style-name="T174">, </text:span></text:span><text:span text:style-name="Strong_20_Emphasis"><text:span text:style-name="T176">klik op</text:span></text:span><text:span text:style-name="Strong_20_Emphasis"><text:span text:style-name="T177"> </text:span></text:span><text:span text:style-name="Strong_20_Emphasis"><text:span text:style-name="T205">Ubuntu 2</text:span></text:span><text:span text:style-name="Strong_20_Emphasis"><text:span text:style-name="T206">2</text:span></text:span><text:span text:style-name="Strong_20_Emphasis"><text:span text:style-name="T205">.04 LTS (Jammy Jellyfish)</text:span></text:span><text:span text:style-name="Strong_20_Emphasis"><text:span text:style-name="T177">, </text:span></text:span><text:span text:style-name="Strong_20_Emphasis"><text:span text:style-name="T178">en </text:span></text:span><text:span text:style-name="Strong_20_Emphasis"><text:span text:style-name="T176">klik </text:span></text:span><text:span text:style-name="Strong_20_Emphasis"><text:span text:style-name="T178">vervolgens </text:span></text:span><text:span text:style-name="Strong_20_Emphasis"><text:span text:style-name="T179">achter</text:span></text:span><text:span text:style-name="Strong_20_Emphasis"><text:span text:style-name="T178"> </text:span></text:span><text:span text:style-name="Strong_20_Emphasis"><text:span text:style-name="T207">Desktop image</text:span></text:span><text:span text:style-name="Strong_20_Emphasis"><text:span text:style-name="T178"> </text:span></text:span><text:span text:style-name="Strong_20_Emphasis"><text:span text:style-name="T179">op </text:span></text:span><text:span text:style-name="Strong_20_Emphasis"><text:span text:style-name="T204">64-bit PC (AMD64) desktop image</text:span></text:span><text:span text:style-name="Strong_20_Emphasis"><text:span text:style-name="T202">.</text:span></text:span><text:span text:style-name="Strong_20_Emphasis"><text:span text:style-name="T178"><text:line-break/></text:span></text:span><text:span text:style-name="Strong_20_Emphasis"><text:span text:style-name="T176">P</text:span></text:span><text:span text:style-name="Strong_20_Emphasis"><text:span text:style-name="T171">laats </text:span></text:span><text:span text:style-name="Strong_20_Emphasis"><text:span text:style-name="T172">een </text:span></text:span><text:span text:style-name="Strong_20_Emphasis"><text:span text:style-name="T173">usb</text:span></text:span><text:span text:style-name="Strong_20_Emphasis"><text:span text:style-name="T172">-stick </text:span></text:span><text:span text:style-name="Strong_20_Emphasis"><text:span text:style-name="T200">va</text:span></text:span><text:span text:style-name="Strong_20_Emphasis"><text:span text:style-name="T180">n </text:span></text:span><text:span text:style-name="Strong_20_Emphasis"><text:span text:style-name="T181">min</text:span></text:span><text:span text:style-name="Strong_20_Emphasis"><text:span text:style-name="T182">imaal</text:span></text:span><text:span text:style-name="Strong_20_Emphasis"><text:span text:style-name="T181"> </text:span></text:span><text:span text:style-name="Strong_20_Emphasis"><text:span text:style-name="T183">4</text:span></text:span><text:span text:style-name="Strong_20_Emphasis"><text:span text:style-name="T181"> GB. <text:line-break/></text:span></text:span><text:span text:style-name="Strong_20_Emphasis"><text:span text:style-name="T201">Zoek</text:span></text:span><text:span text:style-name="Strong_20_Emphasis"><text:span text:style-name="T181"> </text:span></text:span><text:span text:style-name="Strong_20_Emphasis"><text:span text:style-name="T208">s</text:span></text:span><text:span text:style-name="Strong_20_Emphasis"><text:span text:style-name="T209">ch</text:span></text:span><text:span text:style-name="Strong_20_Emphasis"><text:span text:style-name="T181"> en klik op het pictogram van</text:span></text:span><text:span text:style-name="Strong_20_Emphasis"><text:span text:style-name="T184"> </text:span></text:span><text:span text:style-name="Strong_20_Emphasis"><text:span text:style-name="T211">Schijven</text:span></text:span><text:span text:style-name="Strong_20_Emphasis"><text:span text:style-name="T185">. Selecteer de </text:span></text:span><text:span text:style-name="Strong_20_Emphasis"><text:span text:style-name="T186">usb</text:span></text:span><text:span text:style-name="Strong_20_Emphasis"><text:span text:style-name="T185">-stick in de lijst van schijven aan de linkerkant en klik rechtsboven op </text:span></text:span><text:span text:style-name="Strong_20_Emphasis"><text:span text:style-name="T210">Schijfinstellingen</text:span></text:span><text:span text:style-name="Strong_20_Emphasis"><text:span text:style-name="T185"> </text:span></text:span><text:span text:style-name="Strong_20_Emphasis"><text:span text:style-name="T210">⋮</text:span></text:span><text:span text:style-name="Strong_20_Emphasis"><text:span text:style-name="T185"> (icoontje met de drie puntjes).</text:span></text:span></text:p><text:p text:style-name="P73"><text:span text:style-name="Strong_20_Emphasis"><text:span text:style-name="T185"><text:tab/>Kies </text:span></text:span><text:span text:style-name="Strong_20_Emphasis"><text:span text:style-name="T210">Schijfkopie terugzetten</text:span></text:span><text:span text:style-name="Strong_20_Emphasis"><text:span text:style-name="T185"> en selecteer </text:span></text:span><text:span text:style-name="Strong_20_Emphasis"><text:span text:style-name="T187">het net</text:span></text:span><text:span text:style-name="Strong_20_Emphasis"><text:span text:style-name="T188"> gedownloade </text:span></text:span><text:span text:style-name="Strong_20_Emphasis"><text:span text:style-name="T189">cd</text:span></text:span><text:span text:style-name="T19">-beeldbestand </text:span><text:span text:style-name="T20">(.iso)</text:span><text:span text:style-name="Strong_20_Emphasis"><text:span text:style-name="T188">.</text:span></text:span></text:p><text:p text:style-name="P76"><text:span text:style-name="Strong_20_Emphasis"><text:span text:style-name="T185"><text:tab/>Klik op </text:span></text:span><text:span text:style-name="Strong_20_Emphasis"><text:span text:style-name="T210">Terugzetten starten</text:span></text:span><text:span text:style-name="Strong_20_Emphasis"><text:span text:style-name="T185"> en vervolgens op </text:span></text:span><text:span text:style-name="Strong_20_Emphasis"><text:span text:style-name="T210">Terugzetten</text:span></text:span><text:span text:style-name="Strong_20_Emphasis"><text:span text:style-name="T190">.<text:line-break/></text:span></text:span><text:span text:style-name="Strong_20_Emphasis"><text:span text:style-name="T191">O</text:span></text:span><text:span text:style-name="Strong_20_Emphasis"><text:span text:style-name="T172">f </text:span></text:span><text:span text:style-name="Strong_20_Emphasis"><text:span text:style-name="T192">gebruik </text:span></text:span><text:span text:style-name="Strong_20_Emphasis"><text:span text:style-name="T193">het programma </text:span></text:span><text:span text:style-name="Strong_20_Emphasis"><text:span text:style-name="T212">Etche</text:span></text:span><text:span text:style-name="Strong_20_Emphasis"><text:span text:style-name="T213">r</text:span></text:span><text:span text:style-name="Strong_20_Emphasis"><text:span text:style-name="T193"> </text:span></text:span><text:span text:style-name="Strong_20_Emphasis"><text:span text:style-name="T194">(</text:span></text:span><text:a xlink:type="simple" xlink:href="https://www.balena.io/etcher/" text:style-name="Internet_20_link" text:visited-style-name="Visited_20_Internet_20_Link"><text:span text:style-name="Strong_20_Emphasis"><text:span text:style-name="T356">etcher.io</text:span></text:span></text:a><text:span text:style-name="Strong_20_Emphasis"><text:span text:style-name="T194">) </text:span></text:span><text:span text:style-name="Strong_20_Emphasis"><text:span text:style-name="T195">dat </text:span></text:span><text:span text:style-name="Strong_20_Emphasis"><text:span text:style-name="T172">beschikbaar </text:span></text:span><text:span text:style-name="Strong_20_Emphasis"><text:span text:style-name="T195">is </text:span></text:span><text:span text:style-name="Strong_20_Emphasis"><text:span text:style-name="T172">voor </text:span></text:span><text:span text:style-name="Strong_20_Emphasis"><text:span text:style-name="T185">Windows, </text:span></text:span><text:span text:style-name="Strong_20_Emphasis"><text:span text:style-name="T196">mac</text:span></text:span><text:span text:style-name="Strong_20_Emphasis"><text:span text:style-name="T197">OS</text:span></text:span><text:span text:style-name="Strong_20_Emphasis"><text:span text:style-name="T193">, </text:span></text:span><text:span text:style-name="Strong_20_Emphasis"><text:span text:style-name="T194">en </text:span></text:span><text:span text:style-name="Strong_20_Emphasis"><text:span text:style-name="T193">Linux</text:span></text:span><text:span text:style-name="Strong_20_Emphasis"><text:span text:style-name="T198">.</text:span></text:span></text:p></text:note-body></text:note></text:span><text:span text:style-name="T221"> </text:span><text:span text:style-name="T224">of dvd.</text:span></text:p>
            <text:p text:style-name="P45"><text:span text:style-name="T167">Opstartmenu/</text:span><text:span text:style-name="T168">boot menu</text:span><text:span text:style-name="T167"> </text:span><text:span text:style-name="T166">via </text:span><text:span text:style-name="Definition"><text:span text:style-name="T359">opstartmenu</text:span></text:span><text:span text:style-name="T166">, </text:span><text:span text:style-name="T167">instellingen/</text:span><text:span text:style-name="T168">setup</text:span><text:span text:style-name="T166"> via </text:span><text:span text:style-name="Definition"><text:span text:style-name="T4">instellingen</text:span>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23">Kies</text:span></text:span><text:span text:style-name="Strong_20_Emphasis"><text:span text:style-name="T43"> </text:span></text:span><text:span text:style-name="Strong_20_Emphasis"><text:span text:style-name="T124">als</text:span></text:span><text:span text:style-name="Strong_20_Emphasis"><text:span text:style-name="T44"> </text:span></text:span><text:span text:style-name="Strong_20_Emphasis"><text:span text:style-name="T45">mogelijk</text:span></text:span><text:span text:style-name="Strong_20_Emphasis"><text:span text:style-name="T43"> </text:span></text:span><text:span text:style-name="Strong_20_Emphasis"><text:span text:style-name="T46">met pijltjes-toetsen</text:span></text:span><text:span text:style-name="Strong_20_Emphasis"><text:span text:style-name="T47"> </text:span></text:span><text:span text:style-name="Strong_20_Emphasis"><text:span text:style-name="T145">Nederlands</text:span></text:span><text:span text:style-name="Strong_20_Emphasis"><text:span text:style-name="T48"> </text:span></text:span><text:span text:style-name="Strong_20_Emphasis"><text:span text:style-name="T46">en druk op </text:span></text:span><text:span text:style-name="Strong_20_Emphasis"><text:span text:style-name="T49">de </text:span></text:span><text:span text:style-name="Strong_20_Emphasis"><text:span text:style-name="T50">Enter</text:span></text:span><text:span text:style-name="Strong_20_Emphasis"><text:span text:style-name="T49">-toets.</text:span></text:span></text:p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8"><text:span text:style-name="T273">Kies </text:span><text:span text:style-name="T272">Ubuntu installeren </text:span><text:span text:style-name="Strong_20_Emphasis"><text:span text:style-name="T124">en druk op </text:span></text:span><text:span text:style-name="Strong_20_Emphasis"><text:span text:style-name="T125">de </text:span></text:span><text:span text:style-name="Strong_20_Emphasis"><text:span text:style-name="T126">Enter</text:span></text:span><text:span text:style-name="Strong_20_Emphasis"><text:span text:style-name="T125">-toets</text:span></text:span><text:span text:style-name="T273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><text:span text:style-name="Strong_20_Emphasis"><text:span text:style-name="T74">V</text:span></text:span><text:span text:style-name="Strong_20_Emphasis"><text:span text:style-name="T70">olg de aanwijzingen </text:span></text:span><text:span text:style-name="Strong_20_Emphasis"><text:span text:style-name="T75">op de schermen</text:span></text:span><text:span text:style-name="Strong_20_Emphasis"><text:span text:style-name="T13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5"><text:span text:style-name="Strong_20_Emphasis"><text:span text:style-name="T3"><text:s/></text:span></text:span><text:span text:style-name="Strong_20_Emphasis"><text:span text:style-name="T79"><draw:control text:anchor-type="as-char" draw:z-index="18" draw:name="Vorm12" draw:style-name="gr1" draw:text-style-name="P91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51">Als </text:span></text:span><text:span text:style-name="Strong_20_Emphasis"><text:span text:style-name="T52">het </text:span></text:span><text:span text:style-name="Strong_20_Emphasis"><text:span text:style-name="T53">het scherm </text:span></text:span><text:span text:style-name="Strong_20_Emphasis"><text:span text:style-name="T152">Draadloos</text:span></text:span><text:span text:style-name="Strong_20_Emphasis"><text:span text:style-name="T53"> </text:span></text:span><text:span text:style-name="Strong_20_Emphasis"><text:span text:style-name="T52">verschijnt, </text:span></text:span><text:span text:style-name="Strong_20_Emphasis"><text:span text:style-name="T54">kies</text:span></text:span><text:span text:style-name="Strong_20_Emphasis"><text:span text:style-name="T53"> </text:span></text:span><text:span text:style-name="Strong_20_Emphasis"><text:span text:style-name="T76">het</text:span></text:span><text:span text:style-name="Strong_20_Emphasis"><text:span text:style-name="T54"> draadloos netwerk, maak </text:span></text:span><text:span text:style-name="Strong_20_Emphasis"><text:span text:style-name="T42">verbinding, </text:span></text:span><text:span text:style-name="Strong_20_Emphasis"><text:span text:style-name="T55">en klik</text:span></text:span><text:span text:style-name="Strong_20_Emphasis"><text:span text:style-name="T42"> </text:span></text:span><text:span text:style-name="Strong_20_Emphasis"><text:span text:style-name="T56">op </text:span></text:span><text:span text:style-name="Strong_20_Emphasis"><text:span text:style-name="T148">Verder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><text:s/></text:span></text:span><text:span text:style-name="T79"><draw:control text:anchor-type="as-char" draw:z-index="3" draw:name="Vorm16" draw:style-name="gr1" draw:text-style-name="P91" svg:width="0.35cm" svg:height="0.35cm" draw:control="control4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7">O</text:span></text:span><text:span text:style-name="Strong_20_Emphasis"><text:span text:style-name="T58">p het scherm </text:span></text:span><text:span text:style-name="Strong_20_Emphasis"><text:span text:style-name="T153">Installatietype</text:span></text:span><text:span text:style-name="Strong_20_Emphasis"><text:span text:style-name="T128"> </text:span></text:span><text:span text:style-name="Strong_20_Emphasis"><text:span text:style-name="T129">selecteer</text:span></text:span><text:span text:style-name="Strong_20_Emphasis"><text:span text:style-name="T130"> </text:span></text:span><text:span text:style-name="Strong_20_Emphasis"><text:span text:style-name="T295">het gewenste </text:span></text:span><text:span text:style-name="Strong_20_Emphasis"><text:span text:style-name="T312">Installatie type</text:span></text:span><text:span text:style-name="Strong_20_Emphasis"><text:span text:style-name="T295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69"><text:span text:style-name="Strong_20_Emphasis"><text:span text:style-name="T296">K</text:span></text:span><text:span text:style-name="Strong_20_Emphasis"><text:span text:style-name="T59">lik </text:span></text:span><text:span text:style-name="Strong_20_Emphasis"><text:span text:style-name="T60">op</text:span></text:span><text:span text:style-name="Strong_20_Emphasis"><text:span text:style-name="T59"> </text:span></text:span><text:span text:style-name="Strong_20_Emphasis"><text:span text:style-name="T150">I</text:span></text:span><text:span text:style-name="Strong_20_Emphasis"><text:span text:style-name="T151">nstalle</text:span></text:span><text:span text:style-name="Strong_20_Emphasis"><text:span text:style-name="T150">e</text:span></text:span><text:span text:style-name="Strong_20_Emphasis"><text:span text:style-name="T151">r </text:span></text:span><text:span text:style-name="Strong_20_Emphasis"><text:span text:style-name="T150">nu</text:span></text:span><text:span text:style-name="Strong_20_Emphasis"><text:span text:style-name="T59">, </text:span></text:span><text:span text:style-name="Strong_20_Emphasis"><text:span text:style-name="T71">of klik op </text:span></text:span><text:span text:style-name="Strong_20_Emphasis"><text:span text:style-name="T146">Verder</text:span></text:span><text:span text:style-name="Strong_20_Emphasis"><text:span text:style-name="T71"> en </text:span></text:span><text:span text:style-name="Strong_20_Emphasis"><text:span text:style-name="T127">c</text:span></text:span><text:span text:style-name="Strong_20_Emphasis"><text:span text:style-name="T61">ontroleer de </text:span></text:span><text:span text:style-name="Strong_20_Emphasis"><text:span text:style-name="T62">voorgestelde </text:span></text:span><text:span text:style-name="Strong_20_Emphasis"><text:span text:style-name="T61">schijfindelin</text:span></text:span><text:span text:style-name="Strong_20_Emphasis"><text:span text:style-name="T63">g,</text:span></text:span><text:span text:style-name="Strong_20_Emphasis"><text:span text:style-name="T61"> </text:span></text:span><text:span text:style-name="Strong_20_Emphasis"><text:span text:style-name="T64">kies de gewenste schijf, </text:span></text:span><text:span text:style-name="Strong_20_Emphasis"><text:span text:style-name="T63">en </text:span></text:span><text:span text:style-name="Strong_20_Emphasis"><text:span text:style-name="T133">k</text:span></text:span><text:span text:style-name="Strong_20_Emphasis"><text:span text:style-name="T134">lik op </text:span></text:span><text:span text:style-name="Strong_20_Emphasis"><text:span text:style-name="T150">I</text:span></text:span><text:span text:style-name="Strong_20_Emphasis"><text:span text:style-name="T151">nstalle</text:span></text:span><text:span text:style-name="Strong_20_Emphasis"><text:span text:style-name="T150">e</text:span></text:span><text:span text:style-name="Strong_20_Emphasis"><text:span text:style-name="T151">r </text:span></text:span><text:span text:style-name="Strong_20_Emphasis"><text:span text:style-name="T150">nu</text:span></text:span><text:span text:style-name="Strong_20_Emphasis"><text:span text:style-name="T134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47"><text:span text:style-name="Strong_20_Emphasis"><text:span text:style-name="T57">O</text:span></text:span><text:span text:style-name="Strong_20_Emphasis"><text:span text:style-name="T58">p het scherm </text:span></text:span><text:span text:style-name="Strong_20_Emphasis"><text:span text:style-name="T153">Wilt u deze aanpassingen wegschrijven naar de schijven? </text:span></text:span><text:span text:style-name="Strong_20_Emphasis"><text:span text:style-name="T65">controleer de </text:span></text:span><text:span text:style-name="Strong_20_Emphasis"><text:span text:style-name="T66">partities</text:span></text:span><text:span text:style-name="Strong_20_Emphasis"><text:span text:style-name="T65"> </text:span></text:span><text:span text:style-name="Strong_20_Emphasis"><text:span text:style-name="T67">die </text:span></text:span><text:span text:style-name="Strong_20_Emphasis"><text:span text:style-name="T68">geformatteerd</text:span></text:span><text:span text:style-name="Strong_20_Emphasis"><text:span text:style-name="T67"> worden </text:span></text:span><text:span text:style-name="Strong_20_Emphasis"><text:span text:style-name="T65">en </text:span></text:span><text:span text:style-name="Strong_20_Emphasis"><text:span text:style-name="T57">klik </text:span></text:span><text:span text:style-name="Strong_20_Emphasis"><text:span text:style-name="T59">op </text:span></text:span><text:span text:style-name="Strong_20_Emphasis"><text:span text:style-name="T149">Verder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><text:s/></text:span></text:span><text:span text:style-name="T79"><draw:control text:anchor-type="as-char" draw:z-index="4" draw:name="Vorm19" draw:style-name="gr1" draw:text-style-name="P91" svg:width="0.35cm" svg:height="0.35cm" draw:control="control5"/></text:span></text:p>
          </table:table-cell>
          <table:table-cell table:style-name="_32_._5f_Installatie_5f_uitvoeren.A1" office:value-type="string">
            <text:p text:style-name="P9"><text:span text:style-name="Strong_20_Emphasis"><text:span text:style-name="T297">O</text:span></text:span><text:span text:style-name="Strong_20_Emphasis"><text:span text:style-name="T298">p </text:span></text:span><text:span text:style-name="Strong_20_Emphasis"><text:span text:style-name="T299">het </text:span></text:span><text:span text:style-name="Strong_20_Emphasis"><text:span text:style-name="T300">scherm </text:span></text:span><text:span text:style-name="Strong_20_Emphasis"><text:span text:style-name="T313">Waar bevindt u zich?</text:span></text:span><text:span text:style-name="Strong_20_Emphasis"><text:span text:style-name="T300"> </text:span></text:span><text:span text:style-name="Strong_20_Emphasis"><text:span text:style-name="T301">controleer </text:span></text:span><text:span text:style-name="Strong_20_Emphasis"><text:span text:style-name="T302">de </text:span></text:span><text:span text:style-name="Strong_20_Emphasis"><text:span text:style-name="T301">locatie en </text:span></text:span><text:span text:style-name="Strong_20_Emphasis"><text:span text:style-name="T297">klik </text:span></text:span><text:span text:style-name="Strong_20_Emphasis"><text:span text:style-name="T300">op </text:span></text:span><text:span text:style-name="Strong_20_Emphasis"><text:span text:style-name="T313">Verder</text:span></text:span><text:span text:style-name="Strong_20_Emphasis"><text:span text:style-name="T300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81"><text:span text:style-name="Strong_20_Emphasis"><text:span text:style-name="T3"><text:s/></text:span></text:span><text:span text:style-name="Strong_20_Emphasis"><text:span text:style-name="T79"><draw:control text:anchor-type="as-char" draw:z-index="19" draw:name="Vorm 1" draw:style-name="gr1" draw:text-style-name="P91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9"><text:span text:style-name="T314">Op </text:span><text:span text:style-name="T315">het </text:span><text:span text:style-name="T313">scherm </text:span><text:span text:style-name="Strong_20_Emphasis"><text:span text:style-name="T313">Wie bent u?</text:span></text:span><text:span text:style-name="T313"> </text:span><text:span text:style-name="T314">vul </text:span><text:span text:style-name="T316">in </text:span><text:span text:style-name="Strong_20_Emphasis"><text:span text:style-name="T317">Uw n</text:span></text:span><text:span text:style-name="Strong_20_Emphasis"><text:span text:style-name="T318">aam</text:span></text:span><text:span text:style-name="Strong_20_Emphasis"><text:span text:style-name="T303"> </text:span></text:span><text:span text:style-name="Definition"><text:span text:style-name="T5">gebruiker</text:span></text:span><text:span text:style-name="Strong_20_Emphasis"><text:span text:style-name="T304">, <text:line-break/></text:span></text:span><text:span text:style-name="Strong_20_Emphasis"><text:span text:style-name="T318">Naam </text:span></text:span><text:span text:style-name="Strong_20_Emphasis"><text:span text:style-name="T317">van uw </text:span></text:span><text:span text:style-name="Strong_20_Emphasis"><text:span text:style-name="T319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303">,<text:line-break/></text:span></text:span><text:span text:style-name="Strong_20_Emphasis"><text:span text:style-name="T317">Kies een g</text:span></text:span><text:span text:style-name="Strong_20_Emphasis"><text:span text:style-name="T319">ebruikersnaam</text:span></text:span><text:span text:style-name="Strong_20_Emphasis"><text:span text:style-name="T303"> </text:span></text:span><text:span text:style-name="Definition"><text:span text:style-name="T5">gebruikersnaam</text:span></text:span><text:span text:style-name="Strong_20_Emphasis"><text:span text:style-name="T303">,<text:line-break/></text:span></text:span><text:span text:style-name="Strong_20_Emphasis"><text:span text:style-name="T305">g</text:span></text:span><text:span text:style-name="Strong_20_Emphasis"><text:span text:style-name="T294">eef tweemaal een </text:span></text:span><text:span text:style-name="Strong_20_Emphasis"><text:span text:style-name="T311">wachtwoord</text:span></text:span><text:span text:style-name="Strong_20_Emphasis"><text:span text:style-name="T294">,</text:span></text:span><text:span text:style-name="Strong_20_Emphasis"><text:span text:style-name="T306"> </text:span></text:span><text:span text:style-name="Strong_20_Emphasis"><text:span text:style-name="T307">en</text:span></text:span><text:span text:style-name="Strong_20_Emphasis"><text:span text:style-name="T306"> </text:span></text:span><text:span text:style-name="Strong_20_Emphasis"><text:span text:style-name="T308">k</text:span></text:span><text:span text:style-name="Strong_20_Emphasis"><text:span text:style-name="T294">lik op </text:span></text:span><text:span text:style-name="Strong_20_Emphasis"><text:span text:style-name="T311">Verder</text:span></text:span><text:span text:style-name="Strong_20_Emphasis"><text:span text:style-name="T294">.</text:span></text:span></text:p>
          </table:table-cell>
        </table:table-row>
      </table:table>
      <text:p text:style-name="P44"><text:span text:style-name="Strong_20_Emphasis"><text:span text:style-name="T131"/></text:span></text:p>
      <text:list xml:id="list152909678852700" text:continue-numbering="true" text:style-name="L1">
        <text:list-item>
          <text:p text:style-name="P86"><text:span text:style-name="Strong_20_Emphasis"><text:span text:style-name="T154">Installatie </text:span></text:span><text:span text:style-name="Strong_20_Emphasis"><text:span text:style-name="T155">afronden</text:span></text:span></text:p>
        </text:list-item>
      </text:list>
      <text:p text:style-name="P48"><text:span text:style-name="Strong_20_Emphasis"><text:span text:style-name="T6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3"><text:span text:style-name="Strong_20_Emphasis"><text:span text:style-name="T79"><text:s/></text:span></text:span><text:span text:style-name="Strong_20_Emphasis"><text:span text:style-name="T121"><draw:control text:anchor-type="as-char" draw:z-index="5" draw:name="Vorm24" draw:style-name="gr1" draw:text-style-name="P91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69">Aanmelden als </text:span></text:span><text:span text:style-name="Definition"><text:span text:style-name="T11">gebruiker</text:span></text:span><text:span text:style-name="Strong_20_Emphasis"><text:span text:style-name="T6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1"><text:span text:style-name="Strong_20_Emphasis"><text:span text:style-name="T132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4"><text:span text:style-name="Strong_20_Emphasis"><text:span text:style-name="T74">V</text:span></text:span><text:span text:style-name="Strong_20_Emphasis"><text:span text:style-name="T70">olg de aanwijzingen </text:span></text:span><text:span text:style-name="Strong_20_Emphasis"><text:span text:style-name="T75">op de schermen</text:span></text:span><text:span text:style-name="Strong_20_Emphasis"><text:span text:style-name="T13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1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9"><text:s/></text:span></text:span><text:span text:style-name="Strong_20_Emphasis"><text:span text:style-name="T121"><draw:control text:anchor-type="as-char" draw:z-index="12" draw:name="Vorm4_1" draw:style-name="gr1" draw:text-style-name="P91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79">Installeer </text:span></text:span><text:span text:style-name="Strong_20_Emphasis"><text:span text:style-name="T118">pakket kz</text:span></text:span><text:span text:style-name="Strong_20_Emphasis"><text:span text:style-name="T118"><text:note text:id="ftn7" text:note-class="footnote"><text:note-citation>1</text:note-citation><text:note-body><text:p text:style-name="P74"><text:span text:style-name="T363">Debian-p</text:span>akket kz plaatst documenten en scripts van Karel Zimmer <text:span text:style-name="T362">(zie </text:span><text:a xlink:type="simple" xlink:href="https://karelzimmer.nl/" text:style-name="Internet_20_link" text:visited-style-name="Visited_20_Internet_20_Link"><text:span text:style-name="Strong_20_Emphasis"><text:span text:style-name="T354">karelzimmer.nl</text:span></text:span></text:a><text:span text:style-name="Strong_20_Emphasis"><text:span text:style-name="T32">) </text:span></text:span>voor het installeren en beheren van Debian en op Debian gebaseerd systeem zoals Ubuntu.</text:p></text:note-body></text:note></text:span></text:span><text:span text:style-name="Strong_20_Emphasis"><text:span text:style-name="T80"> </text:span></text:span><text:span text:style-name="Strong_20_Emphasis"><text:span text:style-name="T119">via </text:span></text:span><text:span text:style-name="Strong_20_Emphasis"><text:span text:style-name="T88">een </text:span></text:span><text:span text:style-name="Strong_20_Emphasis"><text:span text:style-name="T103">druk</text:span></text:span><text:span text:style-name="Strong_20_Emphasis"><text:span text:style-name="T88"> op</text:span></text:span><text:span text:style-name="Strong_20_Emphasis"><text:span text:style-name="T104"> de </text:span></text:span><text:span text:style-name="Strong_20_Emphasis"><text:span text:style-name="T91">Super</text:span></text:span><text:span text:style-name="Strong_20_Emphasis"><text:span text:style-name="T104">-toets</text:span></text:span><text:span text:style-name="Strong_20_Emphasis"><text:span text:style-name="T94"><text:note text:id="ftn8" text:note-class="footnote"><text:note-citation>2</text:note-citation><text:note-body><text:p text:style-name="P42"><text:span text:style-name="T242">De </text:span><text:span text:style-name="T243">Super</text:span><text:span text:style-name="T242">-toets is de Windows-toets, Command-toets </text:span><text:span text:style-name="T245">(Apple)</text:span><text:span text:style-name="T242">, of Vergrootglas-toets </text:span><text:span text:style-name="T245">(Chromebook)</text:span><text:span text:style-name="T242">.</text:span></text:p></text:note-body></text:note></text:span></text:span><text:span text:style-name="Strong_20_Emphasis"><text:span text:style-name="T88">, </text:span></text:span><text:span text:style-name="Strong_20_Emphasis"><text:span text:style-name="T101">t</text:span></text:span><text:span text:style-name="Strong_20_Emphasis"><text:span text:style-name="T93">yp </text:span></text:span><text:span text:style-name="Strong_20_Emphasis"><text:span text:style-name="T142">ter</text:span></text:span><text:span text:style-name="Strong_20_Emphasis"><text:span text:style-name="T143">m</text:span></text:span><text:span text:style-name="Strong_20_Emphasis"><text:span text:style-name="T82"> </text:span></text:span><text:span text:style-name="Strong_20_Emphasis"><text:span text:style-name="T102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 </text:span></text:span><text:span text:style-name="Strong_20_Emphasis"><text:span text:style-name="T144">Terminalvenster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57"><text:span text:style-name="T6">Typ</text:span><text:span text:style-name="Strong_20_Emphasis"><text:span text:style-name="T83">, of </text:span></text:span><text:span text:style-name="Strong_20_Emphasis"><text:span text:style-name="T82">kopieer en plak, de</text:span></text:span><text:span text:style-name="Strong_20_Emphasis"><text:span text:style-name="T105">z</text:span></text:span><text:span text:style-name="Strong_20_Emphasis"><text:span text:style-name="T82">e </text:span></text:span><text:span text:style-name="Strong_20_Emphasis"><text:span text:style-name="T85">twee </text:span></text:span><text:span text:style-name="Strong_20_Emphasis"><text:span text:style-name="T82">opdrachten, ieder gevolgd door de </text:span></text:span><text:span text:style-name="Strong_20_Emphasis"><text:span text:style-name="T81">Enter</text:span></text:span><text:span text:style-name="Strong_20_Emphasis"><text:span text:style-name="T80">-toets:<text:line-break/></text:span></text:span><text:span text:style-name="User_20_Entry"><text:span text:style-name="T33"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5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79"><text:s/></text:span></text:span><text:span text:style-name="Strong_20_Emphasis"><text:span text:style-name="T121"><draw:control text:anchor-type="as-char" draw:z-index="6" draw:name="Vorm37" draw:style-name="gr1" draw:text-style-name="P9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06">Rond de</text:span></text:span><text:span text:style-name="Strong_20_Emphasis"><text:span text:style-name="T107"> installatie </text:span></text:span><text:span text:style-name="Strong_20_Emphasis"><text:span text:style-name="T106">af </text:span></text:span><text:span text:style-name="Strong_20_Emphasis"><text:span text:style-name="T80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104"> de </text:span></text:span><text:span text:style-name="Strong_20_Emphasis"><text:span text:style-name="T91">Super</text:span></text:span><text:span text:style-name="Strong_20_Emphasis"><text:span text:style-name="T104">-toets</text:span></text:span><text:span text:style-name="Strong_20_Emphasis"><text:span text:style-name="T40"><text:note-ref text:note-class="footnote" text:reference-format="text" text:ref-name="ftn8">2</text:note-ref></text:span></text:span><text:span text:style-name="Strong_20_Emphasis"><text:span text:style-name="T88">, </text:span></text:span><text:span text:style-name="Strong_20_Emphasis"><text:span text:style-name="T101">t</text:span></text:span><text:span text:style-name="Strong_20_Emphasis"><text:span text:style-name="T93">yp </text:span></text:span><text:span text:style-name="Strong_20_Emphasis"><text:span text:style-name="T140">men</text:span></text:span><text:span text:style-name="Strong_20_Emphasis"><text:span text:style-name="T139">u</text:span></text:span><text:span text:style-name="Strong_20_Emphasis"><text:span text:style-name="T94"> </text:span></text:span><text:span text:style-name="Strong_20_Emphasis"><text:span text:style-name="T102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94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10">K</text:span></text:span><text:span text:style-name="Strong_20_Emphasis"><text:span text:style-name="T98">ie</text:span></text:span><text:span text:style-name="Strong_20_Emphasis"><text:span text:style-name="T99">s </text:span></text:span><text:span text:style-name="Strong_20_Emphasis"><text:span text:style-name="T161">3</text:span></text:span><text:span text:style-name="Strong_20_Emphasis"><text:span text:style-name="T136"> </text:span></text:span><text:span text:style-name="Strong_20_Emphasis"><text:span text:style-name="T162">Installatie</text:span></text:span><text:span text:style-name="Strong_20_Emphasis"><text:span text:style-name="T163"> </text:span></text:span><text:span text:style-name="Strong_20_Emphasis"><text:span text:style-name="T164">afronden</text:span></text:span><text:span text:style-name="Strong_20_Emphasis"><text:span text:style-name="T110"> </text:span></text:span><text:span text:style-name="Strong_20_Emphasis"><text:span text:style-name="T100">en </text:span></text:span><text:span text:style-name="Strong_20_Emphasis"><text:span text:style-name="T111">v</text:span></text:span><text:span text:style-name="Strong_20_Emphasis"><text:span text:style-name="T87">olg de aanwijzingen op het scherm.</text:span></text:span></text:p>
          </table:table-cell>
        </table:table-row>
      </table:table>
      <text:p text:style-name="P48"><text:span text:style-name="Strong_20_Emphasis"><text:span text:style-name="T69"><text:tab/></text:span></text:span></text:p>
      <text:p text:style-name="P49"><text:span text:style-name="Strong_20_Emphasis"><text:span text:style-name="T100"/></text:span></text:p>
      <text:p text:style-name="P50"><text:span text:style-name="Strong_20_Emphasis"><text:span text:style-name="T87"/></text:span></text:p>
      <text:list xml:id="list152909329172085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8"><text:span text:style-name="Strong_20_Emphasis"><text:span text:style-name="T79"><text:s/></text:span></text:span><text:span text:style-name="Strong_20_Emphasis"><text:span text:style-name="T121"><draw:control text:anchor-type="as-char" draw:z-index="13" draw:name="Vorm40_0" draw:style-name="gr1" draw:text-style-name="P91" svg:width="0.35cm" svg:height="0.35cm" draw:control="control14"/></text:span></text:span></text:p>
          </table:table-cell>
          <table:table-cell table:style-name="Tabel2.A1" office:value-type="string">
            <text:p text:style-name="P22"><text:span text:style-name="Strong_20_Emphasis"><text:span text:style-name="T69">Aanmelden als </text:span></text:span><text:span text:style-name="Definition"><text:span text:style-name="T11">gebruiker</text:span></text:span><text:span text:style-name="Strong_20_Emphasis"><text:span text:style-name="T112"><text:note text:id="ftn9" text:note-class="footnote"><text:note-citation>1</text:note-citation><text:note-body><text:p text:style-name="P68"><text:span text:style-name="User_20_Entry"><text:span text:style-name="T225">E</text:span></text:span><text:span text:style-name="User_20_Entry"><text:span text:style-name="T227">ventuele extra </text:span></text:span><text:span text:style-name="Definition"><text:span text:style-name="T386">gebruiker</text:span></text:span><text:span text:style-name="User_20_Entry"><text:span text:style-name="T226">s</text:span></text:span><text:span text:style-name="User_20_Entry"><text:span text:style-name="T227"> aanmelden en dezelfde stappen uitvoeren.</text:span></text:span></text:p></text:note-body></text:note></text:span></text:span><text:span text:style-name="Strong_20_Emphasis"><text:span text:style-name="T6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3"><text:span text:style-name="Strong_20_Emphasis"><text:span text:style-name="T79"><text:s/></text:span></text:span><text:span text:style-name="Strong_20_Emphasis"><text:span text:style-name="T121"><draw:control text:anchor-type="as-char" draw:z-index="15" draw:name="Vorm40_2" draw:style-name="gr1" draw:text-style-name="P91" svg:width="0.35cm" svg:height="0.35cm" draw:control="control16"/></text:span></text:span></text:p>
          </table:table-cell>
          <table:table-cell table:style-name="Tabel2.A1" office:value-type="string">
            <text:p text:style-name="P21"><text:span text:style-name="Strong_20_Emphasis"><text:span text:style-name="T113">R</text:span></text:span><text:span text:style-name="Strong_20_Emphasis"><text:span text:style-name="T114">icht </text:span></text:span><text:span text:style-name="Strong_20_Emphasis"><text:span text:style-name="T115">de </text:span></text:span><text:span text:style-name="Definition"><text:span text:style-name="T28">gebruiker</text:span></text:span><text:span text:style-name="Strong_20_Emphasis"><text:span text:style-name="T114"> </text:span></text:span><text:span text:style-name="Strong_20_Emphasis"><text:span text:style-name="T116">in </text:span></text:span><text:span text:style-name="Strong_20_Emphasis"><text:span text:style-name="T80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104"> de </text:span></text:span><text:span text:style-name="Strong_20_Emphasis"><text:span text:style-name="T91">Super</text:span></text:span><text:span text:style-name="Strong_20_Emphasis"><text:span text:style-name="T104">-toets</text:span></text:span><text:span text:style-name="Strong_20_Emphasis"><text:span text:style-name="T40"><text:note text:id="ftn10" text:note-class="footnote"><text:note-citation>2</text:note-citation><text:note-body><text:p text:style-name="P43"><text:span text:style-name="T242">De </text:span><text:span text:style-name="T243">Super</text:span><text:span text:style-name="T242">-toets is de Windows-toets, Command-toets </text:span><text:span text:style-name="T245">(Apple)</text:span><text:span text:style-name="T242">, of Vergrootglas-toets </text:span><text:span text:style-name="T245">(Chromebook)</text:span><text:span text:style-name="T242">.</text:span></text:p></text:note-body></text:note></text:span></text:span><text:span text:style-name="Strong_20_Emphasis"><text:span text:style-name="T88">, </text:span></text:span><text:span text:style-name="Strong_20_Emphasis"><text:span text:style-name="T101">t</text:span></text:span><text:span text:style-name="Strong_20_Emphasis"><text:span text:style-name="T93">yp </text:span></text:span><text:span text:style-name="Strong_20_Emphasis"><text:span text:style-name="T140">men</text:span></text:span><text:span text:style-name="Strong_20_Emphasis"><text:span text:style-name="T139">u</text:span></text:span><text:span text:style-name="Strong_20_Emphasis"><text:span text:style-name="T94"> </text:span></text:span><text:span text:style-name="Strong_20_Emphasis"><text:span text:style-name="T102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9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0"><text:span text:style-name="Strong_20_Emphasis"><text:span text:style-name="T110">K</text:span></text:span><text:span text:style-name="Strong_20_Emphasis"><text:span text:style-name="T98">ie</text:span></text:span><text:span text:style-name="Strong_20_Emphasis"><text:span text:style-name="T99">s </text:span></text:span><text:span text:style-name="Strong_20_Emphasis"><text:span text:style-name="T161">4 </text:span></text:span><text:span text:style-name="Strong_20_Emphasis"><text:span text:style-name="T141">Gebruiker inrichten</text:span></text:span><text:span text:style-name="Strong_20_Emphasis"><text:span text:style-name="T110"> </text:span></text:span><text:span text:style-name="Strong_20_Emphasis"><text:span text:style-name="T100">en </text:span></text:span><text:span text:style-name="Strong_20_Emphasis"><text:span text:style-name="T111">v</text:span></text:span><text:span text:style-name="Strong_20_Emphasis"><text:span text:style-name="T87">olg de aanwijzingen op het scherm</text:span></text:span><text:span text:style-name="Strong_20_Emphasis"><text:span text:style-name="T137">.</text:span></text:span></text:p>
          </table:table-cell>
        </table:table-row>
      </table:table>
      <text:p text:style-name="P19"><text:span text:style-name="Strong_20_Emphasis"><text:span text:style-name="T117"/></text:span></text:p>
      <text:p text:style-name="P37"/>
      <text:p text:style-name="P37"/>
      <text:p text:style-name="P39"><text:span text:style-name="T236">E</text:span><text:span text:style-name="T237">inde c</text:span><text:span text:style-name="T238">hecklist, </text:span><text:span text:style-name="T239">d</text:span><text:span text:style-name="T238">e installatie van </text:span><text:span text:style-name="Strong_20_Emphasis"><text:span text:style-name="T256"><text:user-field-get text:name="Distro">Ubuntu</text:user-field-get></text:span></text:span><text:span text:style-name="T240"><text:s/></text:span><text:span text:style-name="T241"><text:user-field-get text:name="Version">22.04</text:user-field-get></text:span><text:span text:style-name="Strong_20_Emphasis"><text:span text:style-name="T257"><text:s/></text:span></text:span><text:span text:style-name="Strong_20_Emphasis"><text:span text:style-name="T255">LTS</text:span></text:span><text:span text:style-name="T39"> </text:span><text:span text:style-name="Strong_20_Emphasis"><text:span text:style-name="T165"><text:user-field-get text:name="Edition">desktop</text:user-field-get></text:span></text:span><text:span text:style-name="Strong_20_Emphasis"><text:span text:style-name="T165"><text:s/></text:span></text:span><text:span text:style-name="T238">is voltooid.</text:span></text:p>
      <text:p text:style-name="P17"/>
      <text:p text:style-name="P8"><text:span text:style-name="Emphasis"><text:span text:style-name="T323">Geschreven </text:span></text:span><text:span text:style-name="Emphasis"><text:span text:style-name="T326">in</text:span></text:span><text:span text:style-name="Emphasis"><text:span text:style-name="T320"> </text:span></text:span><text:span text:style-name="Strong_20_Emphasis"><text:span text:style-name="T87"><text:user-field-get style:data-style-name="N0" text:name="Releaseyear">2022</text:user-field-get></text:span></text:span><text:span text:style-name="Emphasis"><text:span text:style-name="T321"><text:s/></text:span></text:span><text:span text:style-name="Emphasis"><text:span text:style-name="T322">d</text:span></text:span><text:span text:style-name="Emphasis"><text:span text:style-name="T323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4">Karel Zimmer</text:span></text:span></text:a><text:span text:style-name="Emphasis"><text:span text:style-name="T323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25">Creative Commons Publiek Domein Verklaring</text:span></text:span></text:a><text:span text:style-name="Emphasis"><text:span text:style-name="T32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1-31T15:29:07.666912386">31-0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31T15:29:07.512836134</dc:date>
    <meta:keyword>Installatie</meta:keyword>
    <meta:keyword>Checklist</meta:keyword>
    <meta:keyword>Linux</meta:keyword>
    <meta:editing-cycles>6620</meta:editing-cycles>
    <meta:editing-duration>P11DT17H46M38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75" meta:word-count="731" meta:character-count="5032" meta:non-whitespace-character-count="4325"/>
    <meta:user-defined meta:name="Info 1"/>
    <meta:user-defined meta:name="Info 2"/>
    <meta:user-defined meta:name="Info 3"/>
    <meta:user-defined meta:name="Info 4"/>
  </office:meta>
</office:document-meta>
</file>